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c0c0c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c0c0c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 fo:font-size="11pt" style:font-size-asian="11pt" style:font-size-complex="11pt"/>
    </style:style>
    <style:style style:name="P3" style:family="paragraph">
      <style:paragraph-properties fo:text-align="center"/>
      <style:text-properties fo:color="#c0c0c0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color="#c0c0c0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4.8cm" svg:y="1.5cm">
            <text:p text:style-name="P1"><text:span text:style-name="T1">/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4.8cm" svg:y="1.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.3cm" svg:y="3.9cm">
            <text:p text:style-name="P1"><text:span text:style-name="T1">b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1.3cm" svg:y="3.7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8.3cm" svg:y="4cm">
            <text:p text:style-name="P1"><text:span text:style-name="T1">tm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8.3cm" svg:y="3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5.7cm" svg:y1="2.7cm" svg:x2="3.5cm" svg:y2="3.7cm">
          <text:p/>
        </draw:line>
        <draw:line draw:style-name="gr3" draw:text-style-name="P1" draw:layer="layout" svg:x1="6.3cm" svg:y1="2.7cm" svg:x2="8.5cm" svg:y2="3.7cm">
          <text:p/>
        </draw:line>
        <draw:g>
          <draw:custom-shape draw:style-name="gr1" draw:text-style-name="P2" draw:layer="layout" svg:width="2.3cm" svg:height="1.1cm" svg:x="3.2cm" svg:y="5.9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3.2cm" svg:y="5.7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2.3cm" svg:height="1.1cm" svg:x="6.3cm" svg:y="5.9cm">
            <text:p text:style-name="P1"><text:span text:style-name="T2">user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2cm" svg:x="6.3cm" svg:y="5.7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5.9cm" svg:y1="2.7cm" svg:x2="4.7cm" svg:y2="5.6cm">
          <text:p/>
        </draw:line>
        <draw:line draw:style-name="gr3" draw:text-style-name="P1" draw:layer="layout" svg:x1="6.1cm" svg:y1="2.7cm" svg:x2="7.3cm" svg:y2="5.6cm">
          <text:p/>
        </draw:line>
        <draw:g>
          <draw:custom-shape draw:style-name="gr4" draw:text-style-name="P4" draw:layer="layout" svg:width="2.3cm" svg:height="1.1cm" svg:x="9.9cm" svg:y="8.6cm">
            <text:p text:style-name="P1"><text:span text:style-name="T2">nel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2cm" svg:x="9.9cm" svg:y="8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6" draw:text-style-name="P1" draw:layer="layout" svg:x1="7.9cm" svg:y1="7.3cm" svg:x2="10.1cm" svg:y2="8.3cm">
          <text:p/>
        </draw:line>
        <draw:g>
          <draw:custom-shape draw:style-name="gr4" draw:text-style-name="P4" draw:layer="layout" svg:width="2.3cm" svg:height="1.1cm" svg:x="2.7cm" svg:y="8.5cm">
            <text:p text:style-name="P1"><text:span text:style-name="T2">imhotep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2cm" svg:x="2.7cm" svg:y="8.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2.3cm" svg:height="1.1cm" svg:x="6.1cm" svg:y="9.3cm">
            <text:p text:style-name="P1"><text:span text:style-name="T2">larr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2cm" svg:x="6.1cm" svg:y="9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6" draw:text-style-name="P1" draw:layer="layout" svg:x1="7cm" svg:y1="7.3cm" svg:x2="4.8cm" svg:y2="8.3cm">
          <text:p/>
        </draw:line>
        <draw:line draw:style-name="gr6" draw:text-style-name="P1" draw:layer="layout" svg:x1="7.4cm" svg:y1="7.3cm" svg:x2="7.4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4T10:13:52</meta:creation-date>
    <dc:date>2014-11-19T11:25:59</dc:date>
    <meta:editing-duration>PT6M39S</meta:editing-duration>
    <meta:editing-cycles>6</meta:editing-cycles>
    <meta:generator>OpenOffice/4.1.1$Unix OpenOffice.org_project/411m6$Build-9775</meta:generator>
    <dc:creator>Sherry Lake</dc:creator>
    <meta:document-statistic meta:object-count="31"/>
  </office:meta>
</office:document-meta>
</file>